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cm" svg:stroke-color="#7f7f7f" svg:stroke-opacity="100%" draw:stroke-linejoin="round" svg:stroke-linecap="round" draw:fill="none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solid" draw:fill-color="#00b0f0" draw:shadow="hidden" loext:decorative="false"/>
    </style:style>
    <style:style style:name="gr5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6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none" draw:fill="solid" draw:fill-color="#92d050" draw:shadow="hidden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b0f0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92d050"/>
    </style:style>
    <style:style style:name="T1" style:family="text">
      <style:text-properties fo:color="#000000" loext:opacity="100%" style:font-name="Microsoft YaHei" fo:font-size="12pt" style:font-name-asian="Microsoft YaHei" style:font-size-asian="12pt" style:font-name-complex="Microsoft YaHe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line draw:style-name="gr1" draw:text-style-name="P1" draw:layer="layout" svg:x1="0cm" svg:y1="14.2cm" svg:x2="40.73cm" svg:y2="14.2cm">
          <text:p/>
        </draw:line>
        <draw:line draw:style-name="gr1" draw:text-style-name="P1" draw:layer="layout" svg:x1="0cm" svg:y1="14.2cm" svg:x2="40.73cm" svg:y2="14.2cm">
          <text:p/>
        </draw:line>
        <draw:g draw:style-name="gr2">
          <draw:g draw:style-name="gr3">
            <draw:polygon draw:style-name="gr4" draw:text-style-name="P2" draw:layer="layout" svg:width="5.5cm" svg:height="1cm" svg:x="22.23cm" svg:y="17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7.7cm">
            <draw:text-box>
              <text:p text:style-name="P3"><text:span text:style-name="T1">怪物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18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8.7cm">
            <draw:text-box>
              <text:p text:style-name="P3"><text:span text:style-name="T1">离终点距离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19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9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9.7cm">
            <draw:text-box>
              <text:p text:style-name="P3"><text:span text:style-name="T1">血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0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0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0.7cm">
            <draw:text-box>
              <text:p text:style-name="P3"><text:span text:style-name="T1">移动速度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1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1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1.7cm">
            <draw:text-box>
              <text:p text:style-name="P3"><text:span text:style-name="T1">当前坐标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2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2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2.7cm">
            <draw:text-box>
              <text:p text:style-name="P3"><text:span text:style-name="T1">是否狂暴</text:span></text:p>
            </draw:text-box>
          </draw:frame>
        </draw:g>
        <draw:g draw:style-name="gr2">
          <draw:g draw:style-name="gr3">
            <draw:polygon draw:style-name="gr4" draw:text-style-name="P2" draw:layer="layout" svg:width="5.5cm" svg:height="1cm" svg:x="14.23cm" svg:y="4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4.7cm">
            <draw:text-box>
              <text:p text:style-name="P3"><text:span text:style-name="T1">关卡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5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5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5.7cm">
            <draw:text-box>
              <text:p text:style-name="P3"><text:span text:style-name="T1">玩家血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6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6.7cm">
            <draw:text-box>
              <text:p text:style-name="P3"><text:span text:style-name="T1">游戏波数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4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4.7cm">
            <draw:text-box>
              <text:p text:style-name="P3"><text:span text:style-name="T1">释放技能（）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7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7.7cm">
            <draw:text-box>
              <text:p text:style-name="P3"><text:span text:style-name="T1">游戏金币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3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3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3.7cm">
            <draw:text-box>
              <text:p text:style-name="P3"><text:span text:style-name="T1">掉落金币数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8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8.7cm">
            <draw:text-box>
              <text:p text:style-name="P3"><text:span text:style-name="T1">当前时间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11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1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1.7cm">
            <draw:text-box>
              <text:p text:style-name="P3"><text:span text:style-name="T1">主动技能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7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7.7cm">
            <draw:text-box>
              <text:p text:style-name="P3"><text:span text:style-name="T1">是否已使用</text:span></text:p>
            </draw:text-box>
          </draw:frame>
        </draw:g>
        <draw:g draw:style-name="gr2">
          <draw:g draw:style-name="gr3">
            <draw:polygon draw:style-name="gr4" draw:text-style-name="P2" draw:layer="layout" svg:width="5.5cm" svg:height="1cm" svg:x="22.23cm" svg:y="26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6.7cm">
            <draw:text-box>
              <text:p text:style-name="P3"><text:span text:style-name="T1">主动技能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8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8.7cm">
            <draw:text-box>
              <text:p text:style-name="P3"><text:span text:style-name="T1">释放技能（）</text:span></text:p>
            </draw:text-box>
          </draw:frame>
        </draw:g>
        <draw:polyline draw:style-name="gr8" draw:text-style-name="P1" draw:layer="layout" svg:width="2.5cm" svg:height="15cm" svg:x="19.73cm" svg:y="12.2cm" svg:viewBox="0 0 2501 15001" draw:points="0,0 800,0 800,15001 2501,15001">
          <text:p/>
        </draw:polyline>
        <draw:g draw:style-name="gr2">
          <draw:g draw:style-name="gr3">
            <draw:polygon draw:style-name="gr7" draw:text-style-name="P4" draw:layer="layout" svg:width="5.5cm" svg:height="1cm" svg:x="14.23cm" svg:y="9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9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9.7cm">
            <draw:text-box>
              <text:p text:style-name="P3"><text:span text:style-name="T1">防御塔列表</text:span><text:span text:style-name="T1">[]</text:span></text:p>
            </draw:text-box>
          </draw:frame>
        </draw:g>
        <draw:g draw:style-name="gr2">
          <draw:g draw:style-name="gr2">
            <draw:g draw:style-name="gr3">
              <draw:polygon draw:style-name="gr4" draw:text-style-name="P2" draw:layer="layout" svg:width="5.5cm" svg:height="1cm" svg:x="24.75cm" svg:y="3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3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3.499cm">
              <draw:text-box>
                <text:p text:style-name="P3"><text:span text:style-name="T1">防御塔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4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4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4.499cm">
              <draw:text-box>
                <text:p text:style-name="P3"><text:span text:style-name="T1">攻击力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5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5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5.499cm">
              <draw:text-box>
                <text:p text:style-name="P3"><text:span text:style-name="T1">攻速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6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6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6.499cm">
              <draw:text-box>
                <text:p text:style-name="P3"><text:span text:style-name="T1">总蓝量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7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7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7.499cm">
              <draw:text-box>
                <text:p text:style-name="P3"><text:span text:style-name="T1">当前蓝量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8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8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8.499cm">
              <draw:text-box>
                <text:p text:style-name="P3"><text:span text:style-name="T1">是否正在释放技能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9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9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9.499cm">
              <draw:text-box>
                <text:p text:style-name="P3"><text:span text:style-name="T1">释放技能期间是否允许攻击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0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0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0.499cm">
              <draw:text-box>
                <text:p text:style-name="P3"><text:span text:style-name="T1">是否狂暴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1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1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1.499cm">
              <draw:text-box>
                <text:p text:style-name="P3"><text:span text:style-name="T1">是否生效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4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4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4.499cm">
              <draw:text-box>
                <text:p text:style-name="P3"><text:span text:style-name="T1">释放技能（）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2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2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2.499cm">
              <draw:text-box>
                <text:p text:style-name="P3"><text:span text:style-name="T1">攻击距离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3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3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3.499cm">
              <draw:text-box>
                <text:p text:style-name="P3"><text:span text:style-name="T1">当前坐标</text:span></text:p>
              </draw:text-box>
            </draw:frame>
          </draw:g>
        </draw:g>
        <draw:g draw:style-name="gr2">
          <draw:g draw:style-name="gr3">
            <draw:polygon draw:style-name="gr7" draw:text-style-name="P4" draw:layer="layout" svg:width="5.5cm" svg:height="1cm" svg:x="14.23cm" svg:y="10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0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0.7cm">
            <draw:text-box>
              <text:p text:style-name="P3"><text:span text:style-name="T1">怪物列表</text:span><text:span text:style-name="T1">[]</text:span></text:p>
            </draw:text-box>
          </draw:frame>
        </draw:g>
        <draw:polyline draw:style-name="gr8" draw:text-style-name="P1" draw:layer="layout" svg:width="2.5cm" svg:height="7cm" svg:x="19.73cm" svg:y="11.2cm" svg:viewBox="0 0 2501 7001" draw:points="0,0 1875,0 1875,7001 2501,7001">
          <text:p/>
        </draw:polyline>
        <draw:polyline draw:style-name="gr8" draw:text-style-name="P1" draw:layer="layout" svg:width="5.019cm" svg:height="6.2cm" svg:x="19.73cm" svg:y="4cm" svg:viewBox="0 0 5020 6201" draw:points="0,6201 753,6201 753,0 5020,0">
          <text:p/>
        </draw:polyline>
        <draw:g draw:style-name="gr2">
          <draw:g draw:style-name="gr3">
            <draw:polygon draw:style-name="gr4" draw:text-style-name="P2" draw:layer="layout" svg:width="5.5cm" svg:height="1cm" svg:x="6.23cm" svg:y="4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4.7cm">
            <draw:text-box>
              <text:p text:style-name="P3"><text:span text:style-name="T1">游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5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5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5.7cm">
            <draw:text-box>
              <text:p text:style-name="P3"><text:span text:style-name="T1">关卡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6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6.7cm">
            <draw:text-box>
              <text:p text:style-name="P3"><text:span text:style-name="T1">全局成就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8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8.7cm">
            <draw:text-box>
              <text:p text:style-name="P3"><text:span text:style-name="T1">玩家游玩次数和记录等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7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7.7cm">
            <draw:text-box>
              <text:p text:style-name="P3"><text:span text:style-name="T1">全局设置</text:span></text:p>
            </draw:text-box>
          </draw:frame>
        </draw:g>
        <draw:polyline draw:style-name="gr8" draw:text-style-name="P1" draw:layer="layout" svg:width="2.5cm" svg:height="1cm" svg:x="11.73cm" svg:y="5.2cm" svg:viewBox="0 0 2501 1001" draw:points="0,1001 375,1001 375,0 2501,0">
          <text:p/>
        </draw:polyline>
        <draw:g draw:style-name="gr2">
          <draw:g draw:style-name="gr3">
            <draw:polygon draw:style-name="gr9" draw:text-style-name="P5" draw:layer="layout" svg:width="5.5cm" svg:height="1cm" svg:x="14.23cm" svg:y="12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2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2.7cm">
            <draw:text-box>
              <text:p text:style-name="P3"><text:span text:style-name="T1">怪物移动路径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13.6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3.6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3.6cm">
            <draw:text-box>
              <text:p text:style-name="P3"><text:span text:style-name="T1">关卡剧情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7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19T21:36:03.285000000</dc:date>
    <dc:language>zh-CN</dc:language>
    <meta:creation-date>2024-09-07T11:35:20Z</meta:creation-date>
    <meta:initial-creator>kylin9749@foxmail.com</meta:initial-creator>
    <meta:generator>LibreOffice/24.8.3.2$Windows_X86_64 LibreOffice_project/48a6bac9e7e268aeb4c3483fcf825c94556d9f92</meta:generator>
    <meta:editing-duration>PT1H42M42S</meta:editing-duration>
    <meta:editing-cycles>1</meta:editing-cycles>
    <meta:document-statistic meta:object-count="197"/>
  </office:meta>
</office:document-meta>
</file>